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743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.03" calcext:value-type="float">
            <text:p>1.03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70 kWh</text:p>
          </table:table-cell>
          <table:table-cell office:value-type="float" office:value="1760.97" calcext:value-type="float">
            <text:p>1760.97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/>
          <table:table-cell office:value-type="float" office:value="14.87" calcext:value-type="float">
            <text:p>14.87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1502.84" calcext:value-type="float">
            <text:p>1502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22" calcext:value-type="float">
            <text:p>1.2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49 kWh</text:p>
          </table:table-cell>
          <table:table-cell office:value-type="float" office:value="2329.07" calcext:value-type="float">
            <text:p>2329.07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32.25" calcext:value-type="float">
            <text:p>132.25</text:p>
          </table:table-cell>
          <table:table-cell office:value-type="float" office:value="20.56" calcext:value-type="float">
            <text:p>20.56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2210.26" calcext:value-type="float">
            <text:p>2210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18" calcext:value-type="float">
            <text:p>1.18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404 kWh</text:p>
          </table:table-cell>
          <table:table-cell office:value-type="float" office:value="2717.77" calcext:value-type="float">
            <text:p>2717.7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59.58" calcext:value-type="float">
            <text:p>159.58</text:p>
          </table:table-cell>
          <table:table-cell office:value-type="float" office:value="24.46" calcext:value-type="float">
            <text:p>24.46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2631.28" calcext:value-type="float">
            <text:p>2631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392 kWh</text:p>
          </table:table-cell>
          <table:table-cell office:value-type="float" office:value="2619.77" calcext:value-type="float">
            <text:p>2619.77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52.85" calcext:value-type="float">
            <text:p>152.85</text:p>
          </table:table-cell>
          <table:table-cell office:value-type="float" office:value="23.49" calcext:value-type="float">
            <text:p>23.49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2525.47" calcext:value-type="float">
            <text:p>2525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37" calcext:value-type="float">
            <text:p>2.3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88 kWh</text:p>
          </table:table-cell>
          <table:table-cell office:value-type="float" office:value="2580.39" calcext:value-type="float">
            <text:p>2580.39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50.22" calcext:value-type="float">
            <text:p>150.22</text:p>
          </table:table-cell>
          <table:table-cell office:value-type="float" office:value="23.11" calcext:value-type="float">
            <text:p>23.11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2486.59" calcext:value-type="float">
            <text:p>2486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6" calcext:value-type="float">
            <text:p>2.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97 kWh</text:p>
          </table:table-cell>
          <table:table-cell office:value-type="float" office:value="2634.21" calcext:value-type="float">
            <text:p>2634.21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54.1" calcext:value-type="float">
            <text:p>154.1</text:p>
          </table:table-cell>
          <table:table-cell office:value-type="float" office:value="23.66" calcext:value-type="float">
            <text:p>23.66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2546.13" calcext:value-type="float">
            <text:p>2546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81" calcext:value-type="float">
            <text:p>3.81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31 kWh</text:p>
          </table:table-cell>
          <table:table-cell office:value-type="float" office:value="2866.04" calcext:value-type="float">
            <text:p>2866.04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70.46" calcext:value-type="float">
            <text:p>170.46</text:p>
          </table:table-cell>
          <table:table-cell office:value-type="float" office:value="25.99" calcext:value-type="float">
            <text:p>25.99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2798.97" calcext:value-type="float">
            <text:p>2798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424 kWh</text:p>
          </table:table-cell>
          <table:table-cell office:value-type="float" office:value="2804.4" calcext:value-type="float">
            <text:p>2804.4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66.27" calcext:value-type="float">
            <text:p>166.27</text:p>
          </table:table-cell>
          <table:table-cell office:value-type="float" office:value="25.38" calcext:value-type="float">
            <text:p>25.38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2729.87" calcext:value-type="float">
            <text:p>2729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396 kWh</text:p>
          </table:table-cell>
          <table:table-cell office:value-type="float" office:value="2565.28" calcext:value-type="float">
            <text:p>2565.28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50.3" calcext:value-type="float">
            <text:p>150.3</text:p>
          </table:table-cell>
          <table:table-cell office:value-type="float" office:value="23.09" calcext:value-type="float">
            <text:p>23.09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2482.77" calcext:value-type="float">
            <text:p>2482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413 kWh</text:p>
          </table:table-cell>
          <table:table-cell office:value-type="float" office:value="2646.01" calcext:value-type="float">
            <text:p>2646.01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56.07" calcext:value-type="float">
            <text:p>156.07</text:p>
          </table:table-cell>
          <table:table-cell office:value-type="float" office:value="23.92" calcext:value-type="float">
            <text:p>23.92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2572.02" calcext:value-type="float">
            <text:p>2572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362 kWh</text:p>
          </table:table-cell>
          <table:table-cell office:value-type="float" office:value="2285.31" calcext:value-type="float">
            <text:p>2285.31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30.94" calcext:value-type="float">
            <text:p>130.94</text:p>
          </table:table-cell>
          <table:table-cell office:value-type="float" office:value="20.32" calcext:value-type="float">
            <text:p>20.32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2183.58" calcext:value-type="float">
            <text:p>2183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406 kWh</text:p>
          </table:table-cell>
          <table:table-cell office:value-type="float" office:value="2550.36" calcext:value-type="float">
            <text:p>2550.36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49.61" calcext:value-type="float">
            <text:p>149.61</text:p>
          </table:table-cell>
          <table:table-cell office:value-type="float" office:value="22.98" calcext:value-type="float">
            <text:p>22.98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2471.04" calcext:value-type="float">
            <text:p>2471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39:43.244000000</meta:creation-date>
    <dc:date>2018-03-26T06:41:03.613000000</dc:date>
    <meta:editing-duration>PT1M20S</meta:editing-duration>
    <meta:editing-cycles>1</meta:editing-cycles>
    <meta:document-statistic meta:table-count="1" meta:cell-count="161" meta:object-count="0"/>
    <meta:generator>LibreOffice/5.3.4.2$Windows_x86 LibreOffice_project/f82d347ccc0be322489bf7da61d7e4ad13fe2ff3</meta:generator>
  </office:meta>
</office:document-meta>
</file>